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t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claim to know anything of an ancient
wyvern's behavio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then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8+02:00</meta:creation-date>
    <dc:date>2020-09-06T21:22:38+02:00</dc:date>
    <dc:title>Untitled Spreadsheet</dc:title>
    <dc:description/>
    <dc:subject/>
    <meta:keyword/>
    <meta:user-defined meta:name="Company">Microsoft Corporation</meta:user-defined>
    <meta:user-defined meta:name="category"/>
  </office:meta>
</office:document-meta>
</file>